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Helvetica Neue" svg:font-family="'Helvetica Neue', Helvetica, 'Segoe UI', Arial, freesans, sans-serif"/>
    <style:font-face style:name="FreeSans1" svg:font-family="FreeSans" style:font-family-generic="swiss"/>
    <style:font-face style:name="Inconsolata" svg:font-family="Inconsolata" style:font-pitch="fixed"/>
    <style:font-face style:name="Cousine" svg:font-family="Cousine" style:font-family-generic="modern" style:font-pitch="fixed"/>
    <style:font-face style:name="TianZhen" svg:font-family="TianZhen" style:font-family-generic="modern" style:font-pitch="fixed"/>
    <style:font-face style:name="Tinos" svg:font-family="Tinos" style:font-family-generic="roman" style:font-pitch="variable"/>
    <style:font-face style:name="Arimo" svg:font-family="Arimo"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Standard">
      <style:text-properties officeooo:rsid="001e9f2c" officeooo:paragraph-rsid="001e9f2c"/>
    </style:style>
    <style:style style:name="P2" style:family="paragraph" style:parent-style-name="Standard" style:list-style-name="L1">
      <style:text-properties officeooo:rsid="001e9f2c" officeooo:paragraph-rsid="001e9f2c"/>
    </style:style>
    <style:style style:name="P3" style:family="paragraph" style:parent-style-name="Standard">
      <style:text-properties officeooo:rsid="001ed437" officeooo:paragraph-rsid="001ed437"/>
    </style:style>
    <style:style style:name="P4" style:family="paragraph" style:parent-style-name="Standard" style:list-style-name="L2">
      <style:text-properties officeooo:rsid="001ed437" officeooo:paragraph-rsid="001ed437"/>
    </style:style>
    <style:style style:name="P5" style:family="paragraph" style:parent-style-name="Standard" style:list-style-name="L2">
      <style:text-properties officeooo:rsid="001ed437" officeooo:paragraph-rsid="00206d51"/>
    </style:style>
    <style:style style:name="P6" style:family="paragraph" style:parent-style-name="Standard">
      <style:text-properties officeooo:rsid="0022e09a" officeooo:paragraph-rsid="0022e09a"/>
    </style:style>
    <style:style style:name="P7" style:family="paragraph" style:parent-style-name="Standard">
      <style:text-properties officeooo:rsid="0023d2e1" officeooo:paragraph-rsid="0023d2e1"/>
    </style:style>
    <style:style style:name="P8" style:family="paragraph" style:parent-style-name="Standard" style:list-style-name="L3">
      <style:text-properties officeooo:rsid="0023d2e1" officeooo:paragraph-rsid="0023d2e1"/>
    </style:style>
    <style:style style:name="P9" style:family="paragraph" style:parent-style-name="Standard" style:list-style-name="L5">
      <style:text-properties officeooo:rsid="0023d2e1" officeooo:paragraph-rsid="0023d2e1"/>
    </style:style>
    <style:style style:name="P10" style:family="paragraph" style:parent-style-name="Standard" style:list-style-name="L4">
      <style:text-properties style:font-name="Inconsolata" fo:font-size="10pt" officeooo:rsid="0023d2e1" officeooo:paragraph-rsid="0023d2e1" style:font-size-asian="10pt" style:font-size-complex="10pt"/>
    </style:style>
    <style:style style:name="P11" style:family="paragraph" style:parent-style-name="Standard">
      <style:text-properties officeooo:rsid="0024fe1d" officeooo:paragraph-rsid="0024fe1d"/>
    </style:style>
    <style:style style:name="P12" style:family="paragraph" style:parent-style-name="Standard" style:list-style-name="L6">
      <style:text-properties officeooo:rsid="0024fe1d" officeooo:paragraph-rsid="0024fe1d"/>
    </style:style>
    <style:style style:name="P13" style:family="paragraph" style:parent-style-name="Standard" style:list-style-name="L7">
      <style:text-properties officeooo:rsid="0024fe1d" officeooo:paragraph-rsid="0024fe1d"/>
    </style:style>
    <style:style style:name="P14" style:family="paragraph" style:parent-style-name="Standard">
      <style:text-properties fo:font-weight="bold" officeooo:rsid="0024fe1d" officeooo:paragraph-rsid="0024fe1d" style:font-weight-asian="bold" style:font-weight-complex="bold"/>
    </style:style>
    <style:style style:name="P15" style:family="paragraph" style:parent-style-name="Standard">
      <style:text-properties officeooo:rsid="00251d5c" officeooo:paragraph-rsid="00251d5c"/>
    </style:style>
    <style:style style:name="P16" style:family="paragraph" style:parent-style-name="Standard">
      <style:text-properties officeooo:rsid="002703c5" officeooo:paragraph-rsid="002703c5"/>
    </style:style>
    <style:style style:name="P17" style:family="paragraph" style:parent-style-name="Standard">
      <style:text-properties officeooo:rsid="0027b765" officeooo:paragraph-rsid="0027b765"/>
    </style:style>
    <style:style style:name="P18" style:family="paragraph" style:parent-style-name="Standard" style:list-style-name="L11">
      <style:text-properties officeooo:rsid="0027b765" officeooo:paragraph-rsid="0027b765"/>
    </style:style>
    <style:style style:name="P19" style:family="paragraph" style:parent-style-name="Standard">
      <style:text-properties fo:font-style="italic" officeooo:rsid="0027b765" officeooo:paragraph-rsid="0027b765" style:font-style-asian="italic" style:font-style-complex="italic"/>
    </style:style>
    <style:style style:name="P20" style:family="paragraph" style:parent-style-name="Standard">
      <style:text-properties officeooo:paragraph-rsid="0027b765"/>
    </style:style>
    <style:style style:name="P21" style:family="paragraph" style:parent-style-name="Standard">
      <style:text-properties officeooo:paragraph-rsid="0028a399"/>
    </style:style>
    <style:style style:name="P22" style:family="paragraph" style:parent-style-name="Standard">
      <style:text-properties officeooo:rsid="0028efe6" officeooo:paragraph-rsid="0028efe6"/>
    </style:style>
    <style:style style:name="P23" style:family="paragraph" style:list-style-name="L5"/>
    <style:style style:name="T1" style:family="text">
      <style:text-properties officeooo:rsid="00206d51"/>
    </style:style>
    <style:style style:name="T2" style:family="text">
      <style:text-properties officeooo:rsid="00213929"/>
    </style:style>
    <style:style style:name="T3" style:family="text">
      <style:text-properties fo:font-variant="normal" fo:text-transform="none" fo:color="#333333" style:font-name="Helvetica Neue" fo:font-size="11.8500003814697pt" fo:letter-spacing="normal" fo:font-style="normal" fo:font-weight="normal" officeooo:rsid="0028a399"/>
    </style:style>
    <style:style style:name="T4" style:family="text">
      <style:text-properties officeooo:rsid="002703c5"/>
    </style:style>
    <style:style style:name="T5" style:family="text">
      <style:text-properties officeooo:rsid="0028a399"/>
    </style:style>
    <style:style style:name="T6" style:family="text">
      <style:text-properties officeooo:rsid="0027b76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feel unsafe that my CSS always works and is maintainable.</text:p>
      <text:p text:style-name="P1">When there are any questions/concerns about the CSS, I want to compiler to be able to provide an answer.</text:p>
      <text:p text:style-name="P1">Some such questions are</text:p>
      <text:list xml:id="list7493366697671504893" text:style-name="L1">
        <text:list-item>
          <text:p text:style-name="P2">Is it safe to delete this?</text:p>
        </text:list-item>
        <text:list-item>
          <text:p text:style-name="P2">Where is this being used?</text:p>
        </text:list-item>
        <text:list-item>
          <text:p text:style-name="P2">Is this being overridden?</text:p>
        </text:list-item>
      </text:list>
      <text:p text:style-name="P1"/>
      <text:p text:style-name="P3">Problems with CSS</text:p>
      <text:list xml:id="list4644162031990424028" text:style-name="L2">
        <text:list-item>
          <text:p text:style-name="P5">Global namespace. <text:span text:style-name="T1">Causes conflicts.</text:span></text:p>
        </text:list-item>
        <text:list-item>
          <text:p text:style-name="P4">Dependencies. <text:span text:style-name="T1">Some styles depend on others. Forgetting to require/import is a non-obvious error.</text:span></text:p>
        </text:list-item>
        <text:list-item>
          <text:p text:style-name="P5">DCE. <text:span text:style-name="T1">Want to.</text:span></text:p>
        </text:list-item>
        <text:list-item>
          <text:p text:style-name="P4">Minification. <text:span text:style-name="T1">Want to.</text:span></text:p>
        </text:list-item>
        <text:list-item>
          <text:p text:style-name="P4">Sharing constants. <text:span text:style-name="T1">Want to.</text:span></text:p>
        </text:list-item>
        <text:list-item>
          <text:p text:style-name="P4">Non-deterministic resolution. <text:span text:style-name="T2">If two styles affect the same component, who wins/overrides is unclear (logic) and non-deterministic in the face of async loading.</text:span></text:p>
        </text:list-item>
        <text:list-item>
          <text:p text:style-name="P4">Isolation. <text:span text:style-name="T2">Using shared styles then overriding for specific use cases causes dependencies between and assumptions styles, which makes the ecosystem brittle.</text:span></text:p>
        </text:list-item>
      </text:list>
      <text:p text:style-name="P6">Facebook found that using JS-based inline styles solves 1-5 immediately. 6 &amp; 7 are solvable by using JS functions to apply desired logic before applying the inline style.</text:p>
      <text:p text:style-name="P6"/>
      <text:p text:style-name="P7">Inline-styles vs classname-and-css shouldn't matter. It should be an implementation detail unaffected by the dev interface.</text:p>
      <text:p text:style-name="P6"/>
      <text:p text:style-name="P7">Styles need be composable.</text:p>
      <text:list xml:id="list8933352779810013554" text:style-name="L3">
        <text:list-item>
          <text:p text:style-name="P8">Conflicts and/or attribute composition? (prevent? merge? override?)</text:p>
        </text:list-item>
        <text:list-item>
          <text:p text:style-name="P8">For non-commutative composition, order &amp; result should be clear.</text:p>
        </text:list-item>
        <text:list-item>
          <text:p text:style-name="P8">Conditional (platform - eg. IE 10)</text:p>
        </text:list-item>
        <text:list-item>
          <text:p text:style-name="P8">Conditional (property - eg. button is depressed)</text:p>
        </text:list-item>
      </text:list>
      <text:p text:style-name="P7"/>
      <text:p text:style-name="P7">CSS serves different purposes. Affects modularity &amp; composition.</text:p>
      <text:list xml:id="list3755944837947864134" text:style-name="L4">
        <text:list-item>
          <text:p text:style-name="P10">Layout (internal) <text:s text:c="2"/>- A modifies itself and constituents.</text:p>
        </text:list-item>
        <text:list-item>
          <text:p text:style-name="P10">Layout (relational) - A contains B; B needs css as part of A's layout.</text:p>
        </text:list-item>
        <text:list-item>
          <text:p text:style-name="P10">Decor <text:s text:c="14"/>- Green and bold and shiiiiit.</text:p>
        </text:list-item>
        <text:list-item>
          <text:p text:style-name="P10">Media-type <text:s text:c="9"/>- Mobiles and screen resolutions and shiiiiit.</text:p>
        </text:list-item>
        <text:list-item>
          <text:p text:style-name="P10">Defaults <text:s text:c="11"/>- Whole page defaults to Arial 12.</text:p>
        </text:list-item>
      </text:list>
      <text:p text:style-name="P7"/>
      <text:p text:style-name="P7">Problems:</text:p>
      <text:list xml:id="list7316334696316004117" text:style-name="L5">
        <text:list-item>
          <text:p text:style-name="P9">* All Scala-based CSS wouldn't be usable by other non-Scala pages</text:p>
          <text:p text:style-name="P9"><text:s text:c="2"/>(unless classnames or something can be specified and used in generated CSS)</text:p>
        </text:list-item>
        <text:list-item>
          <text:p text:style-name="P9">Internet commenters say pseudo-selectors don't work with inline css.</text:p>
          <text:list>
            <text:list-item>
              <text:p text:style-name="P9">:visited</text:p>
            </text:list-item>
            <text:list-item>
              <text:p text:style-name="P9">:not(:hover)</text:p>
            </text:list-item>
          </text:list>
        </text:list-item>
        <text:list-item>
          <text:p text:style-name="P9">Non-trivial CSS, it would become obsolete right?</text:p>
          <text:list>
            <text:list-item>
              <text:p text:style-name="P9">abbr.timeago[title]</text:p>
            </text:list-item>
            <text:list-item>
              <text:p text:style-name="P9">td &gt; a</text:p>
            </text:list-item>
            <text:list-item>
              <text:p text:style-name="P9">article + article</text:p>
            </text:list-item>
          </text:list>
        </text:list-item>
        <text:list-item>
          <text:p text:style-name="P9">Using snippets with CSS hacks</text:p>
          <text:list>
            <text:list-item>
              <text:p text:style-name="P9">width: auto\9 !important</text:p>
            </text:list-item>
          </text:list>
        </text:list-item>
        <text:list-item>
          <text:p text:style-name="P9">How to affect an entire hierarchy? Why though, and is it important?</text:p>
        </text:list-item>
        <text:list-item>
          <text:p text:style-name="P9">Inline means no changing a common style on-the-fly in the browser and seeing the total effect.</text:p>
        </text:list-item>
        <text:list-item>
          <text:p text:style-name="P9">Frustrates collaboration with designers.</text:p>
        </text:list-item>
        <text:list-item>
          <text:p text:style-name="P9">Recompile per CSS change = slow dev.</text:p>
        </text:list-item>
        <text:list-item>
          <text:p text:style-name="P9">Wouldn't be good to impose style's children logic on callsite.</text:p>
        </text:list-item>
        <text:list-item>
          <text:p text:style-name="P9">Application of a single class can style the subject's children too via "&amp;" in LESS.</text:p>
        </text:list-item>
        <text:list-item>
          <text:p>Haoyi brought up cascading. It's a serious problem. I said: <text:span text:style-name="Emphasis">"I just tested inline vs decl styles and cascading happens in both. That situation will require thought. If it's not solved then the "have no surprises" goal will be mostly lost."</text:span></text:p>
        </text:list-item>
      </text:list>
      <text:p text:style-name="P7"/>
      <text:p text:style-name="P7"/>
      <text:p text:style-name="P11">Goals</text:p>
      <text:list xml:id="list1744586324853506292" text:style-name="L7">
        <text:list-item>
          <text:p text:style-name="P13">compiler-verified and type-safe</text:p>
        </text:list-item>
        <text:list-item>
          <text:p text:style-name="P13">correct, clear and comprehensible (semantically; from a designer's PoV, not just a technician's)</text:p>
        </text:list-item>
        <text:list-item>
          <text:p text:style-name="P13">refactorable mindlessly</text:p>
        </text:list-item>
        <text:list-item>
          <text:p text:style-name="P13">have no surprises (eg. conflicting styles)</text:p>
        </text:list-item>
        <text:list-item>
          <text:p text:style-name="P13">composable &amp; reusable (thus modular)</text:p>
        </text:list-item>
      </text:list>
      <text:p text:style-name="P7"/>
      <text:p text:style-name="P11">Performance will matter. Any solution will need to be verified to be feasible in terms of performance.</text:p>
      <text:p text:style-name="P7"/>
      <text:p text:style-name="P15">Psuedo selector logic can be transfered into application code, usually easily. ie. :first-child means the developer checks if ind == 0, onHover <text:span text:style-name="T4">can be handled by an event (ew).</text:span></text:p>
      <text:p text:style-name="P16"/>
      <text:p text:style-name="P16">There may be a dichotomy between style attributes that affect the target (and/or its children) (like padding), and attributes that affect its surroundings (like margin). This could have interesting implications for what constitutes conflict, maybe a separation between style &amp; layout....</text:p>
      <text:p text:style-name="P16"/>
      <text:p text:style-name="P16">Cascading can't be avoided; it's part of the CSS spec. It works very similar to inheritance. It might be an idea to model CSS in traits, let them mixin and inherit and override each other (where acceptable - final would allow us to prevent overriding and catch it at compile-time). It would be messy but it would reflect reality ie. the browser's final in-memory CSS model. At least in an IDE you could jump-to-def to see where unexpected styles are coming from.</text:p>
      <text:p text:style-name="P15"/>
      <text:p text:style-name="P16">People are generally happy with LESS/SASS. It's just dynamically-typed and outside of Scala.</text:p>
      <text:p text:style-name="P16"/>
      <text:p text:style-name="P19">What is it that people are asking for that is not provided by less, except for type-safety? Would a type-safe less that could be embedded directly into scala be sufficient?</text:p>
      <text:list xml:id="list596903782417515179" text:style-name="L11">
        <text:list-item>
          <text:p text:style-name="P18">Programmatic generation of styles from Scala/Javascript code</text:p>
        </text:list-item>
        <text:list-item>
          <text:p text:style-name="P18">Jump-To-Def, Rename, and other refactorings (IntelliJ does it's best, but even it can't do much)</text:p>
        </text:list-item>
        <text:list-item>
          <text:p text:style-name="P18">Hygienic class names, mangled to prevent clashes</text:p>
        </text:list-item>
        <text:list-item>
          <text:p text:style-name="P18">Opaque class names, "impossible" to construct using string-stitching</text:p>
        </text:list-item>
        <text:list-item>
          <text:p text:style-name="P18">Minification of class-names together with the generated HTML using them (only possible because of the above)</text:p>
        </text:list-item>
        <text:list-item>
          <text:p text:style-name="P18">Dependency analysis and dead-code elimination of your CSS, removing what is not used by the (Scala.js-generated) HTML</text:p>
        </text:list-item>
      </text:list>
      <text:p text:style-name="P17">LESS or SCSS (which we use at work) is nice but provides none of these things ^_^</text:p>
      <text:p text:style-name="P16"/>
      <text:p text:style-name="P21"><text:span text:style-name="T6">I personally wouldn't like to push pseduo-selector logic into call-site/components, especially adding state. Luckily for my preferences, it wouldn't work as a full solution. :link and :visited can't be determined by JS (right?) so we'll need something el</text:span>se. <text:span text:style-name="T5">&gt;&gt;&gt; </text:span>seems like it was possible at one point (at least jquery could do is) but has since been disabled in some browsers because of security implications. So getting those to work with inline styles would probably impossible if the security stuff does its job correctly.</text:p>
      <text:p text:style-name="Standard"/>
      <text:p text:style-name="Standard"/>
      <text:p text:style-name="P20"><text:span text:style-name="T6">I'd like to add "responsiveness" as one design goal. Currently it's being implemented as clunky @media rules, which have quite a lot of limitations. For touch controlled devices you'd want to have more changes than just basic grid layout, for example larger buttons etc. With programmatic styles the application would have much more control.</text:span></text:p>
      <text:p text:style-name="P17"/>
      <text:p text:style-name="P22">SRGOM: Any chance of type safety of values? e.g., say color accepts only Color.red, or Color.fromRGBA, or "auto", or "inherit". </text:p>
      <text:p text:style-name="P22">vjuex: Colors being misused as strings are not a common source of error so it didn't make sense to impose a different way of writing it just for the sake of it. </text:p>
      <text:p text:style-name="P22">SRGOM: You're right, its not something that fails often and I was only giving an example, my actual point being some sort of safety for valid values, e.g. sometimes in hurry, in place of doing clear:both, I do float:both. Also, I'd wager that most of us are somewhat experienced users and are the CSS/HTML tail.</text:p>
      <text:p text:style-name="P22"/>
      <text:p text:style-name="P22">I'd like the ability to add custom css attributes easily.</text:p>
      <text:p text:style-name="P22"/>
      <text:p text:style-name="P7"/>
      <text:p text:style-name="P7"/>
      <text:p text:style-name="P14">Implementation Thoughts and Ideas</text:p>
      <text:p text:style-name="P11"/>
      <text:p text:style-name="P11">I really don't think that inline styles (in the literal sense) are the right solution. I think that style application should result in classnames/ids being applied to tags that refer to some generated css.</text:p>
      <text:p text:style-name="P11"/>
      <text:list xml:id="list355226415441204163" text:style-name="L6">
        <text:list-item>
          <text:p text:style-name="P12">more performant for browser rendering and React diffing.</text:p>
        </text:list-item>
        <text:list-item>
          <text:p text:style-name="P12">Pseudo-selectors work.</text:p>
        </text:list-item>
        <text:list-item>
          <text:p text:style-name="P12">On-the-fly page-wide style changing possible directly in browser</text:p>
        </text:list-item>
        <text:list-item>
          <text:p text:style-name="P12">Can work with external entities such as HTML, designers, et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Menlo, Courier, monospace"/>
    <style:font-face style:name="Helvetica Neue" svg:font-family="'Helvetica Neue', Helvetica, 'Segoe UI', Arial, freesans, sans-serif"/>
    <style:font-face style:name="FreeSans1" svg:font-family="FreeSans" style:font-family-generic="swiss"/>
    <style:font-face style:name="Inconsolata" svg:font-family="Inconsolata" style:font-pitch="fixed"/>
    <style:font-face style:name="Cousine" svg:font-family="Cousine" style:font-family-generic="modern" style:font-pitch="fixed"/>
    <style:font-face style:name="TianZhen" svg:font-family="TianZhen" style:font-family-generic="modern" style:font-pitch="fixed"/>
    <style:font-face style:name="Tinos" svg:font-family="Tinos" style:font-family-generic="roman" style:font-pitch="variable"/>
    <style:font-face style:name="Arimo" svg:font-family="Arimo"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AU"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AU" style:letter-kerning="true" style:font-name-asian="Lucida Sans Unicode"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mo" fo:font-family="Arimo"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sine" fo:font-family="Cousine" style:font-family-generic="modern" style:font-pitch="fixed" style:font-name-asian="TianZhen" style:font-family-asian="TianZhen" style:font-family-generic-asian="modern" style:font-pitch-asian="fixed" style:font-name-complex="Cousine" style:font-family-complex="Cousine"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19:25:31.870372741</meta:creation-date>
    <dc:date>2015-03-06T20:03:19.858758938</dc:date>
    <meta:editing-duration>PT55S</meta:editing-duration>
    <meta:editing-cycles>1</meta:editing-cycles>
    <meta:document-statistic meta:table-count="0" meta:image-count="0" meta:object-count="0" meta:page-count="1" meta:paragraph-count="77" meta:word-count="1116" meta:character-count="6810" meta:non-whitespace-character-count="5783"/>
    <meta:generator>LibreOffice/4.3.6.2$Linux_X86_64 LibreOffice_project/430m0$Build-2</meta:generator>
  </office:meta>
</office:document-meta>
</file>